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3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Grafico 1" draw:style-name="gr1" svg:width="270.24mm" svg:height="152mm" svg:x="52.76mm" svg:y="0.03mm">
            <draw:object draw:notify-on-update-of-ranges="Sheet1.A2:Sheet1.A7 Sheet1.B1:Sheet1.B1 Sheet1.B2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Users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0-01-01" calcext:value-type="date">
            <text:p>01/01/202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20-01-22" calcext:value-type="date">
            <text:p>22/01/2020</text:p>
          </table:table-cell>
          <table:table-cell office:value-type="float" office:value="20000" calcext:value-type="float">
            <text:p>20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0-04-01" calcext:value-type="date">
            <text:p>01/04/2020</text:p>
          </table:table-cell>
          <table:table-cell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0-07-07" calcext:value-type="date">
            <text:p>07/07/2020</text:p>
          </table:table-cell>
          <table:table-cell office:value-type="float" office:value="6000" calcext:value-type="float">
            <text:p>6000</text:p>
          </table:table-cell>
          <table:table-cell table:number-columns-repeated="1022"/>
        </table:table-row>
        <table:table-row table:style-name="ro2">
          <table:table-cell table:style-name="ce2" office:value-type="date" office:date-value="2021-01-01" calcext:value-type="date">
            <text:p>01/01/2021</text:p>
          </table:table-cell>
          <table:table-cell office:value-type="float" office:value="5000" calcext:value-type="float">
            <text:p>5000</text:p>
          </table:table-cell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initial-creator>Michele Maione</meta:initial-creator>
    <meta:creation-date>2019-04-14T12:59:51Z</meta:creation-date>
    <dc:date>2019-04-14T16:11:45.787000000</dc:date>
    <meta:editing-cycles>3</meta:editing-cycles>
    <meta:editing-duration>PT31M31S</meta:editing-duration>
    <meta:document-statistic meta:table-count="1" meta:cell-count="12" meta:object-count="1"/>
    <meta:user-defined meta:name="WorkbookGuid">4ea69b65-9316-4db3-a4b2-789d696e2e4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treat-empty-cells="leave-gap"/>
      <style:graphic-properties svg:stroke-width="0.026cm" svg:stroke-color="#b3b3b3" draw:fill="none"/>
    </style:style>
    <style:style style:name="ch3" style:family="chart" style:data-style-name="N36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5" style:family="chart">
      <style:graphic-properties svg:stroke-width="0.018cm" svg:stroke-color="#b3b3b3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width="0.026cm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7.025cm" svg:height="15.201cm" xlink:href=".." xlink:type="simple" chart:class="chart:line" chart:style-name="ch1">
        <chart:plot-area chart:style-name="ch2" table:cell-range-address="Sheet1.A1:Sheet1.B7" chart:data-source-has-labels="both" svg:x="1.142cm" svg:y="0.234cm" svg:width="24.898cm" svg:height="13.591cm">
          <chartooo:coordinate-region svg:x="2.125cm" svg:y="0.446cm" svg:width="23.099cm" svg:height="12.706cm"/>
          <chart:axis chart:dimension="x" chart:name="primary-x" chart:style-name="ch3" chartooo:axis-type="auto">
            <chartooo:date-scale/>
            <chart:title svg:x="13.04cm" svg:y="14.129cm" chart:style-name="ch4">
              <text:p>Months</text:p>
            </chart:title>
            <chart:categories table:cell-range-address="Sheet1.A2:Sheet1.A7"/>
            <chart:grid chart:style-name="ch5" chart:class="major"/>
          </chart:axis>
          <chart:axis chart:dimension="y" chart:name="primary-y" chart:style-name="ch6">
            <chart:title svg:x="0.024cm" svg:y="7.448cm" chart:style-name="ch7">
              <text:p>Users</text:p>
            </chart:title>
            <chart:grid chart:style-name="ch5" chart:class="major"/>
          </chart:axis>
          <chart:series chart:style-name="ch8" chart:values-cell-range-address="Sheet1.B2:Sheet1.B7" chart:label-cell-address="Sheet1.B1:Sheet1.B1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0</text:p>
                <draw:g>
                  <svg:desc>Sheet1.A2:Sheet1.A7</svg:desc>
                </draw:g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43852">
                <text:p>4385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